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e Eight Golden Rules of Human-Computer Interaction (HCI), developed by Ben Shneiderman, provide guidelines for designing user-friendly interfaces. Here they are with examples:</text:p>
      <text:p text:style-name="Standard"/>
      <text:p text:style-name="Standard">1. **Strive for Consistency**</text:p>
      <text:p text:style-name="Standard"><text:s text:c="3"/>- **Example:** In a word processor, the font selection menu should always be in the same place, using the same terminology and icons, across all versions of the software. If "Bold" is represented by a "B" icon in one part of the application, it should be represented by the same icon everywhere else.</text:p>
      <text:p text:style-name="Standard"/>
      <text:p text:style-name="Standard">2. **Enable Frequent Users to Use Shortcuts**</text:p>
      <text:p text:style-name="Standard"><text:s text:c="3"/>- **Example:** In many applications, power users can use keyboard shortcuts to perform tasks more quickly. For example, pressing "Ctrl + S" to save a document in a text editor.</text:p>
      <text:p text:style-name="Standard"/>
      <text:p text:style-name="Standard">3. **Offer Informative Feedback**</text:p>
      <text:p text:style-name="Standard"><text:s text:c="3"/>- **Example:** When a user sends an email, the application provides feedback such as "Your message has been sent" to inform the user that their action was successful.</text:p>
      <text:p text:style-name="Standard"/>
      <text:p text:style-name="Standard">4. **Design Dialogs to Yield Closure**</text:p>
      <text:p text:style-name="Standard"><text:s text:c="3"/>- **Example:** After completing an online purchase, the website displays an order confirmation page summarizing the transaction and providing a receipt number. This gives the user a sense of completion.</text:p>
      <text:p text:style-name="Standard"/>
      <text:p text:style-name="Standard">5. **Offer Error Prevention and Simple Error Handling**</text:p>
      <text:p text:style-name="Standard"><text:s text:c="3"/>- **Example:** When filling out an online form, the system highlights mandatory fields that are left empty or contain invalid data before allowing the user to submit the form. If an error is made, a clear message explains what needs to be corrected.</text:p>
      <text:p text:style-name="Standard"/>
      <text:p text:style-name="Standard">6. **Permit Easy Reversal of Actions**</text:p>
      <text:p text:style-name="Standard"><text:s text:c="3"/>- **Example:** In graphic design software, users can easily undo and redo actions with buttons or "Ctrl + Z" and "Ctrl + Y" keyboard shortcuts, allowing them to experiment without fear of making irreversible mistakes.</text:p>
      <text:p text:style-name="Standard"/>
      <text:p text:style-name="Standard">7. **Support Internal Locus of Control**</text:p>
      <text:p text:style-name="Standard"><text:s text:c="3"/>- **Example:** A video game allows players to customize their character's appearance, control settings, and difficulty level, giving them a sense of control over their experience.</text:p>
      <text:p text:style-name="Standard"/>
      <text:p text:style-name="Standard">8. **Reduce Short-Term Memory Load**</text:p>
      <text:p text:style-name="Standard"><text:s text:c="3"/>- **Example:** A navigation app keeps important information visible, such as current location, next turn, and destination. Users do not have to remember this information as it is always displayed on the screen.</text:p>
      <text:p text:style-name="Standard"/>
      <text:p text:style-name="Standard">These rules help ensure that interfaces are intuitive, efficient, and user-friendly, contributing to a better overall user experience.</text:p>
      <text:p text:style-name="Standard">In Human-Computer Interaction (HCI), various components are used to facilitate user interaction with a system. Here’s a brief overview of each type:</text:p>
      <text:p text:style-name="Standard"/>
      <text:p text:style-name="Standard"/>
      <text:p text:style-name="Standard"/>
      <text:p text:style-name="Standard"/>
      <text:p text:style-name="Standard"/>
      <text:p text:style-name="Standard"><text:soft-page-break/>### Input Controls</text:p>
      <text:p text:style-name="Standard">Input controls are elements that allow users to enter data or make selections within an interface. Examples include:</text:p>
      <text:p text:style-name="Standard"/>
      <text:p text:style-name="Standard">1. **Buttons**: Trigger actions or events (e.g., submit, cancel).</text:p>
      <text:p text:style-name="Standard">2. **Text Fields**: Allow users to input text.</text:p>
      <text:p text:style-name="Standard">3. **Checkboxes**: Enable users to make multiple selections from a list.</text:p>
      <text:p text:style-name="Standard">4. **Radio Buttons**: Allow users to select one option from a set.</text:p>
      <text:p text:style-name="Standard">5. **Dropdown Lists**: Provide a list of options in a compact form.</text:p>
      <text:p text:style-name="Standard">6. **Sliders**: Enable users to adjust a value within a range.</text:p>
      <text:p text:style-name="Standard">7. **Date Pickers**: Allow users to select dates from a calendar interface.</text:p>
      <text:p text:style-name="Standard"/>
      <text:p text:style-name="Standard">### Navigation Components</text:p>
      <text:p text:style-name="Standard">Navigation components help users move through a system or application. Examples include:</text:p>
      <text:p text:style-name="Standard"/>
      <text:p text:style-name="Standard">1. **Menus**: Lists of options or commands, often hierarchical.</text:p>
      <text:p text:style-name="Standard">2. **Navigation Bars**: Provide links to main sections or pages.</text:p>
      <text:p text:style-name="Standard">3. **Breadcrumbs**: Show the user's location within a hierarchy and allow easy navigation back to previous levels.</text:p>
      <text:p text:style-name="Standard">4. **Pagination**: Divide content into separate pages and provide navigation controls.</text:p>
      <text:p text:style-name="Standard">5. **Search Bars**: Allow users to search for content within the system.</text:p>
      <text:p text:style-name="Standard"/>
      <text:p text:style-name="Standard">### Informational Components</text:p>
      <text:p text:style-name="Standard">Informational components provide users with information or feedback. Examples include:</text:p>
      <text:p text:style-name="Standard"/>
      <text:p text:style-name="Standard">1. **Tooltips**: Small pop-up boxes that provide additional information when hovering over an element.</text:p>
      <text:p text:style-name="Standard">2. **Icons**: Visual symbols that represent actions, objects, or status.</text:p>
      <text:p text:style-name="Standard">3. **Notifications**: Alert users to important information or changes in status.</text:p>
      <text:p text:style-name="Standard">4. **Progress Bars**: Indicate the progress of a task or process.</text:p>
      <text:p text:style-name="Standard">5. **Modals/Dialogs**: Pop-up windows that provide information or request user input.</text:p>
      <text:p text:style-name="Standard"/>
      <text:p text:style-name="Standard">### Containers</text:p>
      <text:p text:style-name="Standard">Containers are structural elements that group related content or controls. Examples include:</text:p>
      <text:p text:style-name="Standard"/>
      <text:p text:style-name="Standard">1. **Accordions**: Expandable/collapsible sections that show or hide content.</text:p>
      <text:p text:style-name="Standard">2. **Tabs**: Organize content into separate views that can be switched between.</text:p>
      <text:p text:style-name="Standard">3. **Cards**: Compact, flexible containers often used for displaying a mix of media and actions.</text:p>
      <text:p text:style-name="Standard">4. **Panels**: Sections that hold groups of related content or controls, often used in dashboards or sidebars.</text:p>
      <text:p text:style-name="Standard"/>
      <text:p text:style-name="Standard">These components are fundamental in designing user interfaces that are intuitive, efficient, and enjoyable to u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26T11:18:07.957000000</meta:creation-date>
    <dc:date>2024-06-26T11:20:07.221000000</dc:date>
    <meta:editing-duration>PT1M59S</meta:editing-duration>
    <meta:editing-cycles>2</meta:editing-cycles>
    <meta:generator>LibreOffice/24.2.4.2$Windows_X86_64 LibreOffice_project/51a6219feb6075d9a4c46691dcfe0cd9c4fff3c2</meta:generator>
    <meta:print-date>2024-06-26T11:19:44.362000000</meta:print-date>
    <meta:document-statistic meta:table-count="0" meta:image-count="0" meta:object-count="0" meta:page-count="2" meta:paragraph-count="49" meta:word-count="710" meta:character-count="4695" meta:non-whitespace-character-count="4010"/>
  </office:meta>
</office:document-meta>
</file>